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a65d" draw:textarea-horizontal-align="justify" draw:textarea-vertical-align="middle" draw:auto-grow-height="false" fo:min-height="0.55cm" fo:min-width="7.1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0.55cm" fo:min-width="7.1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0.55cm" fo:min-width="1.3cm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55cm" fo:min-width="1.3cm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55cm" fo:min-width="7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24cm"/>
    </style:style>
    <style:style style:name="gr7" style:family="graphic" style:parent-style-name="standard">
      <style:graphic-properties draw:fill-color="#0066b3" draw:textarea-horizontal-align="justify" draw:textarea-vertical-align="middle" draw:auto-grow-height="false" fo:min-height="0.179cm" fo:min-width="0.7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a65d"/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loext:graphic-properties draw:fill="none" draw:fill-color="#ffffff"/>
      <style:text-properties fo:color="#0066b3"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-color="#0066b3"/>
      <style:paragraph-properties fo:text-align="center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color="#00a65d" fo:font-size="12pt"/>
    </style:style>
    <style:style style:name="P8" style:family="paragraph">
      <loext:graphic-properties draw:fill-color="#ffffff"/>
    </style:style>
    <style:style style:name="P9" style:family="paragraph">
      <style:text-properties fo:font-size="18pt" style:font-size-asian="18pt" style:font-size-complex="18pt"/>
    </style:style>
    <style:style style:name="T1" style:family="text">
      <style:text-properties fo:color="#0066b3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00a65d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Neocore progess </text:p>
          </draw:text-box>
        </draw:frame>
        <draw:custom-shape draw:style-name="gr1" draw:text-style-name="P2" draw:layer="layout" svg:width="7.6cm" svg:height="0.8cm" svg:x="1cm" svg:y="5.4cm">
          <text:p text:style-name="P1">Neocore protoco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6.2cm">
          <text:p text:style-name="P1">Low lev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7cm">
          <text:p text:style-name="P1">Middle lev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7.8cm">
          <text:p text:style-name="P1">High leve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0.8cm" svg:x="8.6cm" svg:y="5.4cm">
          <text:p text:style-name="P1">5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6.2cm">
          <text:p text:style-name="P1">95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7cm">
          <text:p text:style-name="P1">8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7.8cm">
          <text:p text:style-name="P1">3%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cm" svg:height="0.8cm" svg:x="1cm" svg:y="10.6cm">
          <text:p text:style-name="P1">Termal nod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0.8cm" svg:x="8.6cm" svg:y="10.6cm">
          <text:p text:style-name="P1">2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11.4cm">
          <text:p text:style-name="P1">9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12.2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13cm">
          <text:p text:style-name="P1">10%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11.4cm">
          <text:p text:style-name="P1">Schematic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12.2cm">
          <text:p text:style-name="P1">Measure app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13cm">
          <text:p text:style-name="P1">Network contro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cm" svg:height="0.8cm" svg:x="12.4cm" svg:y="10.6cm"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0.8cm" svg:x="20cm" svg:y="10.6cm">
          <text:p text:style-name="P1">1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20cm" svg:y="11.4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20cm" svg:y="12.2cm">
          <text:p text:style-name="P1">85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20cm" svg:y="13cm">
          <text:p text:style-name="P1">35%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2.4cm" svg:y="11.4cm">
          <text:p text:style-name="P1">Schematic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2.4cm" svg:y="12.2cm">
          <text:p text:style-name="P1">Control app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2.4cm" svg:y="13cm">
          <text:p text:style-name="P1">Network contro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cm" svg:height="0.8cm" svg:x="1cm" svg:y="15.8cm">
          <text:p text:style-name="P1">Network servi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0.8cm" svg:x="8.6cm" svg:y="15.8cm">
          <text:p text:style-name="P1">5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16.6cm">
          <text:p text:style-name="P1">9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17.4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18.2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16.6cm">
          <text:p text:style-name="P1">UART communicati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17.4cm">
          <text:p text:style-name="P1">Linux servi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18.2cm">
          <text:p text:style-name="P1">DB acces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19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19cm">
          <text:p text:style-name="P1">Neocore network cntr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cm" svg:height="0.8cm" svg:x="12.4cm" svg:y="15.8cm">
          <text:p text:style-name="P1">WEB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0.8cm" svg:x="20cm" svg:y="15.8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20cm" svg:y="16.6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20cm" svg:y="17.4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20cm" svg:y="18.2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6cm" svg:height="0.8cm" svg:x="12.4cm" svg:y="1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6cm" svg:height="0.8cm" svg:x="12.4cm" svg:y="1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6cm" svg:height="0.8cm" svg:x="12.4cm" svg:y="18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20cm" svg:y="19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6cm" svg:height="0.8cm" svg:x="12.4cm" svg:y="1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3.024cm" svg:height="0.962cm" svg:x="2.676cm" svg:y="4cm">
          <draw:text-box>
            <text:p><text:span text:style-name="T1">Реализация стека протокола Neocore </text:span></text:p>
          </draw:text-box>
        </draw:frame>
        <draw:custom-shape draw:style-name="gr7" draw:text-style-name="P5" draw:layer="layout" svg:width="1.4cm" svg:height="0.857cm" svg:x="0.8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4" draw:layer="layout" svg:width="8.503cm" svg:height="0.962cm" svg:x="2.676cm" svg:y="9.2cm">
          <draw:text-box>
            <text:p><text:span text:style-name="T1">Реализация аппаратуры</text:span></text:p>
          </draw:text-box>
        </draw:frame>
        <draw:custom-shape draw:style-name="gr7" draw:text-style-name="P5" draw:layer="layout" svg:width="1.4cm" svg:height="0.857cm" svg:x="0.8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8.74cm" svg:height="0.962cm" svg:x="2.697cm" svg:y="14.4cm">
          <draw:text-box>
            <text:p><text:span text:style-name="T1">Прикладное ПО на шлюзе</text:span></text:p>
          </draw:text-box>
        </draw:frame>
        <draw:custom-shape draw:style-name="gr7" draw:text-style-name="P5" draw:layer="layout" svg:width="1.4cm" svg:height="0.857cm" svg:x="0.821cm" svg:y="1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1.598cm" svg:height="0.725cm" svg:x="21.8cm" svg:y="13cm">
          <draw:text-box>
            <text:p text:style-name="P6"><text:span text:style-name="T2">+15%</text:span></text:p>
          </draw:text-box>
        </draw:frame>
        <draw:frame draw:style-name="gr10" draw:text-style-name="P7" draw:layer="layout" svg:width="1.361cm" svg:height="0.725cm" svg:x="10.402cm" svg:y="13.075cm">
          <draw:text-box>
            <text:p text:style-name="P6"><text:span text:style-name="T2">+5%</text:span></text:p>
          </draw:text-box>
        </draw:frame>
        <draw:frame draw:style-name="gr10" draw:text-style-name="P7" draw:layer="layout" svg:width="1.598cm" svg:height="0.725cm" svg:x="10.602cm" svg:y="16.675cm">
          <draw:text-box>
            <text:p text:style-name="P6"><text:span text:style-name="T2">+85%</text:span></text:p>
          </draw:text-box>
        </draw:frame>
        <draw:frame draw:style-name="gr10" draw:text-style-name="P7" draw:layer="layout" svg:width="1.598cm" svg:height="0.725cm" svg:x="21.8cm" svg:y="12.2cm">
          <draw:text-box>
            <text:p text:style-name="P6"><text:span text:style-name="T2">+85%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Текущие задачи</text:p>
          </draw:text-box>
        </draw:frame>
        <draw:frame presentation:style-name="pr4" draw:text-style-name="P9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3">Улучшить программу на шлюзе для упрощения реализации <text:s/>протокола верхнего уровня.</text:span></text:p>
              </text:list-item>
              <text:list-item>
                <text:p><text:span text:style-name="T3">Программа приемника шлюза почти завершена. Устранение ошибок и косметические улучшения.</text:span></text:p>
              </text:list-item>
              <text:list-item>
                <text:p><text:span text:style-name="T3">Основная задача — реализация стека протокола верхнего уровня(маршрутизация, статистика, регистрация узлов в сети, поиск соседей).</text:span></text:p>
                <text:p><text:span text:style-name="T3">На текущий момент узел принимает команды от шлюза (под управлением компьютера). При этот поддерживает синхронность с сетью. Команды заставляют мигать светодиод. </text:span></text:p>
              </text:list-item>
            </text:list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9T23:52:44.033561478</meta:creation-date>
    <meta:editing-duration>PT9H19M41S</meta:editing-duration>
    <meta:editing-cycles>15</meta:editing-cycles>
    <meta:generator>LibreOffice/6.0.7.3$Linux_X86_64 LibreOffice_project/00m0$Build-3</meta:generator>
    <dc:title>Impress</dc:title>
    <dc:date>2020-01-28T17:31:43.331307353</dc:date>
    <meta:document-statistic meta:object-count="95"/>
  </office:meta>
</office:document-meta>
</file>